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Methods.canThrowTypeNotPresentException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ethods.compute( Class &lt; ? extends Annotation &gt; annotation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Methods.indexOf( Method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Methods.assertAnnotation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.indexOf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Methods.hasNest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ethods.AttributeMethods( @ Nullable Class &lt; ? extends Annotation &gt; annotationType , Method [ ] attributeMetho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ttributeMethods.forAnnotationType( @ Nullable Class &lt; ? extends Annotation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ethods.describe( @ Nullable Class &lt; ? &gt; annotationType , @ Nullable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Methods.hasDefaultValu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ethods.isAttributeMethod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ethod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ethods.ge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.isValid( Annotation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Methods.describe( @ Nullable Method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ttributeMethods.validate( Annotation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